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43cm"/>
    </style:style>
    <style:style style:name="co2" style:family="table-column">
      <style:table-column-properties fo:break-before="auto" style:column-width="12.704cm"/>
    </style:style>
    <style:style style:name="co3" style:family="table-column">
      <style:table-column-properties fo:break-before="auto" style:column-width="15.859cm"/>
    </style:style>
    <style:style style:name="co4" style:family="table-column">
      <style:table-column-properties fo:break-before="auto" style:column-width="13.531cm"/>
    </style:style>
    <style:style style:name="co5" style:family="table-column">
      <style:table-column-properties fo:break-before="auto" style:column-width="15.489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3.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PDC_20_E_26_N_20_2024">
      <style:table-properties table:display="true" style:writing-mode="lr-tb"/>
    </style:style>
    <style:style style:name="ce1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</style:style>
    <style:style style:name="ce2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DC E&amp;N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12"/>
        <table:table-column table:style-name="co7" table:default-cell-style-name="ce5"/>
        <table:table-column table:style-name="co6" table:number-columns-repeated="4" table:default-cell-style-name="Default"/>
        <table:table-column table:style-name="co8" table:default-cell-style-name="ce26"/>
        <table:table-column table:style-name="co7" table:number-columns-repeated="10" table:default-cell-style-name="ce5"/>
        <table:table-column table:style-name="co6" table:number-columns-repeated="16360" table:default-cell-style-name="Default"/>
        <table:table-row table:style-name="ro1">
          <table:table-cell table:style-name="ce1" office:value-type="string" calcext:value-type="string">
            <text:p>plan de contrôle</text:p>
          </table:table-cell>
          <table:table-cell table:style-name="ce7" office:value-type="string" calcext:value-type="string">
            <text:p>domaine</text:p>
          </table:table-cell>
          <table:table-cell table:style-name="ce7" office:value-type="string" calcext:value-type="string">
            <text:p>thème</text:p>
          </table:table-cell>
          <table:table-cell table:style-name="ce7" office:value-type="string" calcext:value-type="string">
            <text:p>type d'action</text:p>
          </table:table-cell>
          <table:table-cell table:style-name="ce16" office:value-type="string" calcext:value-type="string">
            <text:p>sous type d'action</text:p>
          </table:table-cell>
          <table:table-cell table:style-name="ce21" table:number-columns-repeated="6"/>
          <table:table-cell table:style-name="ce24"/>
          <table:table-cell table:style-name="ce21"/>
          <table:table-cell table:style-name="ce25"/>
          <table:table-cell table:style-name="ce21" table:number-columns-repeated="3"/>
          <table:table-cell table:style-name="ce25"/>
          <table:table-cell table:style-name="ce27"/>
          <table:table-cell table:style-name="ce28"/>
          <table:table-cell table:style-name="ce21" table:number-columns-repeated="4"/>
          <table:table-cell table:style-name="ce29" table:number-columns-repeated="16356"/>
          <table:table-cell table:number-columns-repeated="4"/>
        </table:table-row>
        <table:table-row table:style-name="ro2">
          <table:table-cell table:style-name="ce2" office:value-type="string" calcext:value-type="string">
            <text:p>Eau et Nature</text:p>
          </table:table-cell>
          <table:table-cell table:style-name="ce8" office:value-type="string" calcext:value-type="string">
            <text:p>Sujets transversaux</text:p>
          </table:table-cell>
          <table:table-cell table:style-name="ce13" office:value-type="string" calcext:value-type="string">
            <text:p>Autorisations environnementales</text:p>
          </table:table-cell>
          <table:table-cell table:style-name="ce8" office:value-type="string" calcext:value-type="string">
            <text:p>Contrôle des autorisations environnementales délivrées (déroulement des travaux, prescriptions de fonctionnement, compensations... (SNC 1.1))</text:p>
          </table:table-cell>
          <table:table-cell table:style-name="ce17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4"/>
          <table:table-cell table:style-name="ce26" table:number-columns-repeated="3"/>
          <table:table-cell/>
          <table:table-cell table:style-name="ce11"/>
          <table:table-cell table:number-columns-repeated="2"/>
          <table:table-cell table:style-name="ce5" table:number-columns-repeated="16360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Lutter contre les pollutions urbaines</text:p>
          </table:table-cell>
          <table:table-cell table:style-name="ce9" office:value-type="string" calcext:value-type="string">
            <text:p>Préserver la qualité des milieux aquatiques et la santé grâce à des systèmes d'assainissement conformes (SNC 2.1)</text:p>
          </table:table-cell>
          <table:table-cell table:style-name="ce18" office:value-type="string" calcext:value-type="string">
            <text:p>Contrôle administratif des systèmes d'assainissement ciblés par l'action 2.1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number-columns-repeated="2"/>
          <table:table-cell table:style-name="ce5" table:number-columns-repeated="16360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Lutter contre les pollutions urbaines</text:p>
          </table:table-cell>
          <table:table-cell table:style-name="ce9" office:value-type="string" calcext:value-type="string">
            <text:p>Préserver la qualité des milieux aquatiques et la santé grâce à des systèmes d'assainissement conformes (SNC 2.1)</text:p>
          </table:table-cell>
          <table:table-cell table:style-name="ce18" office:value-type="string" calcext:value-type="string">
            <text:p>Autres actions sur les systèmes d'assainissement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number-columns-repeated="2"/>
          <table:table-cell table:style-name="ce5" table:number-columns-repeated="16360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Lutter contre les pollutions urbaines</text:p>
          </table:table-cell>
          <table:table-cell table:style-name="ce9" office:value-type="string" calcext:value-type="string">
            <text:p>Éviter la pollution des milieux par des épandages de boues d'épuration mal maîtrisés ou sauvages (SNC 2.2)</text:p>
          </table:table-cell>
          <table:table-cell table:style-name="ce18" office:value-type="string" calcext:value-type="string">
            <text:p>Contrôle administratif des plans d'épandage ciblés par l'action 2.2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Lutter contre les pollutions urbaines</text:p>
          </table:table-cell>
          <table:table-cell table:style-name="ce9" office:value-type="string" calcext:value-type="string">
            <text:p>Éviter la pollution des milieux par des épandages de boues d'épuration mal maîtrisés ou sauvages (SNC 2.2)</text:p>
          </table:table-cell>
          <table:table-cell table:style-name="ce18" office:value-type="string" calcext:value-type="string">
            <text:p>Autres actions sur les plans d'épandage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3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Pollutions diffuses</text:p>
          </table:table-cell>
          <table:table-cell table:style-name="ce9" office:value-type="string" calcext:value-type="string">
            <text:p>Limiter la présence de nitrates d'origine agricole dans les milieux aquatiques afin de lutter contre l'eutrophisation des milieux et protéger la ressource en eau destinée à la consommation humaine (SNC 2.4)</text:p>
          </table:table-cell>
          <table:table-cell table:style-name="ce18" office:value-type="string" calcext:value-type="string">
            <text:p>Contrôle administratif nitrates ciblés par l'action 2.4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3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Pollutions diffuses</text:p>
          </table:table-cell>
          <table:table-cell table:style-name="ce9" office:value-type="string" calcext:value-type="string">
            <text:p>Limiter la présence de nitrates d'origine agricole dans les milieux aquatiques afin de lutter contre l'eutrophisation des milieux et protéger la ressource en eau destinée à la consommation humaine (SNC 2.4)</text:p>
          </table:table-cell>
          <table:table-cell table:style-name="ce18" office:value-type="string" calcext:value-type="string">
            <text:p>Autres actions sur les nitrates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Pollutions diffuses</text:p>
          </table:table-cell>
          <table:table-cell table:style-name="ce9" office:value-type="string" calcext:value-type="string">
            <text:p>Assurer le respect des conditions d'emplois des produits phytopharmaceutiques afin de préserver la qualité de l'eau et des milieux aquatiques (SNC 2.5)</text:p>
          </table:table-cell>
          <table:table-cell table:style-name="ce18" office:value-type="string" calcext:value-type="string">
            <text:p>Procédures judiciaires liées aux PPP et en lien avec l'action 2.5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Pollutions diffuses</text:p>
          </table:table-cell>
          <table:table-cell table:style-name="ce9" office:value-type="string" calcext:value-type="string">
            <text:p>Assurer le respect des conditions d'emplois des produits phytopharmaceutiques afin de préserver la qualité de l'eau et des milieux aquatiques (SNC 2.5)</text:p>
          </table:table-cell>
          <table:table-cell table:style-name="ce18" office:value-type="string" calcext:value-type="string">
            <text:p>Autres actions de police judiciaire liée aux PPP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Gestion des eaux pluviales</text:p>
          </table:table-cell>
          <table:table-cell table:style-name="ce9" office:value-type="string" calcext:value-type="string">
            <text:p>Préserver la qualité des milieux aquatiques et la santé grâce à une gestion durable des eaux pluviales (SNC 2.3)</text:p>
          </table:table-cell>
          <table:table-cell table:style-name="ce18" office:value-type="string" calcext:value-type="string">
            <text:p>Contrôle administratif des ouvrages de gestion pluviale ciblés par l'action 2.3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Gestion des eaux pluviales</text:p>
          </table:table-cell>
          <table:table-cell table:style-name="ce9" office:value-type="string" calcext:value-type="string">
            <text:p>Préserver la qualité des milieux aquatiques et la santé grâce à une gestion durable des eaux pluviales (SNC 2.3)</text:p>
          </table:table-cell>
          <table:table-cell table:style-name="ce18" office:value-type="string" calcext:value-type="string">
            <text:p>Autres actions sur les ouvrages de gestion pluviale (hors digues et barrages)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Autres actions liées à la gestion qualitative</text:p>
          </table:table-cell>
          <table:table-cell table:style-name="ce9" office:value-type="string" calcext:value-type="string">
            <text:p>ICPE avec rejets aqueux (hors SNC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litative de la ressource en eau</text:p>
          </table:table-cell>
          <table:table-cell table:style-name="ce14" office:value-type="string" calcext:value-type="string">
            <text:p>Autres actions liées à la gestion qualitative</text:p>
          </table:table-cell>
          <table:table-cell table:style-name="ce9" office:value-type="string" calcext:value-type="string">
            <text:p>Autres actions liées à la gestion qualitative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ntitative de l'eau</text:p>
          </table:table-cell>
          <table:table-cell table:style-name="ce14" office:value-type="string" calcext:value-type="string">
            <text:p>Ouvrages et autorisations de prélèvement (SNC 3.1)</text:p>
          </table:table-cell>
          <table:table-cell table:style-name="ce9" office:value-type="string" calcext:value-type="string">
            <text:p>Contrôles gestion quantitative sur IOTA (hors AUP) (SNC 3.1)</text:p>
          </table:table-cell>
          <table:table-cell table:style-name="ce18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ntitative de l'eau</text:p>
          </table:table-cell>
          <table:table-cell table:style-name="ce14" office:value-type="string" calcext:value-type="string">
            <text:p>Ouvrages et autorisations de prélèvement (SNC 3.1)</text:p>
          </table:table-cell>
          <table:table-cell table:style-name="ce9" office:value-type="string" calcext:value-type="string">
            <text:p>Contrôles bureau des prélèvements dans le cadre d'une AUP (SNC 3.1)</text:p>
          </table:table-cell>
          <table:table-cell table:style-name="ce18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ntitative de l'eau</text:p>
          </table:table-cell>
          <table:table-cell table:style-name="ce14" office:value-type="string" calcext:value-type="string">
            <text:p>Ouvrages et autorisations de prélèvement (SNC 3.1)</text:p>
          </table:table-cell>
          <table:table-cell table:style-name="ce9" office:value-type="string" calcext:value-type="string">
            <text:p>Contrôles sur ICPE (SNC 3.1)</text:p>
          </table:table-cell>
          <table:table-cell table:style-name="ce18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ntitative de l'eau</text:p>
          </table:table-cell>
          <table:table-cell table:style-name="ce14" office:value-type="string" calcext:value-type="string">
            <text:p>Contrôles sécheresse (SNC 3.2)</text:p>
          </table:table-cell>
          <table:table-cell table:style-name="ce9" office:value-type="string" calcext:value-type="string">
            <text:p>Faire respecter les contraintes de prélèvements en période de sécheresse pour assurer les usages prioritaires de l'eau (SNC 3.2)</text:p>
          </table:table-cell>
          <table:table-cell table:style-name="ce18" office:value-type="string" calcext:value-type="string">
            <text:p>Contrôles administratifs des arrêtés sécheresse ciblés par l'action 3.2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Gestion quantitative de l'eau</text:p>
          </table:table-cell>
          <table:table-cell table:style-name="ce14" office:value-type="string" calcext:value-type="string">
            <text:p>Autres contrôles gestion quantitative hors SNC</text:p>
          </table:table-cell>
          <table:table-cell table:style-name="ce9" office:value-type="string" calcext:value-type="string">
            <text:p>Autres contrôles gestion quantitative hors SNC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Faune sauvage captive</text:p>
          </table:table-cell>
          <table:table-cell table:style-name="ce9" office:value-type="string" calcext:value-type="string">
            <text:p>Assurer le respect de la réglementation par les établissements détenant de la faune sauvage captive (SNC 4.1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3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Espèces protégées</text:p>
          </table:table-cell>
          <table:table-cell table:style-name="ce9" office:value-type="string" calcext:value-type="string">
            <text:p>Assurer le respect de la bonne mise en œuvre des mesures ERC des projets d'aménagement soumis à autorisation dans les milieux naturels à enjeux et ceux relatifs à une dérogation espèces protégées (SNC 4.2)</text:p>
          </table:table-cell>
          <table:table-cell table:style-name="ce18" office:value-type="string" calcext:value-type="string">
            <text:p>Contrôles administratifs FSC ciblés par l'action 4.2 de la SNC ( il me semble que cette action ne se concentre pas seulement à la FSC mais à toutes les espèces protégées?)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3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Espèces protégées</text:p>
          </table:table-cell>
          <table:table-cell table:style-name="ce9" office:value-type="string" calcext:value-type="string">
            <text:p>Assurer le respect de la bonne mise en œuvre des mesures ERC des projets d'aménagement soumis à autorisation dans les milieux naturels à enjeux et ceux relatifs à une dérogation espèces protégées (SNC 4.2)</text:p>
          </table:table-cell>
          <table:table-cell table:style-name="ce18" office:value-type="string" calcext:value-type="string">
            <text:p>Autres actions de police FSC (commentaire identique que celui du dessus)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Espèces protégées</text:p>
          </table:table-cell>
          <table:table-cell table:style-name="ce9" office:value-type="string" calcext:value-type="string">
            <text:p>Espèces protégées : destructions ou perturbations d'espèces protégées, altération, dégradation et destruction d'habitat (SNC 4.3)</text:p>
          </table:table-cell>
          <table:table-cell table:style-name="ce18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Espèces protégées</text:p>
          </table:table-cell>
          <table:table-cell table:style-name="ce9" office:value-type="string" calcext:value-type="string">
            <text:p>Contrôles liés à la détention et commerce illégaux d'espèces protégées ou réglementées CITES (SNC 4.3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Espèces protégées</text:p>
          </table:table-cell>
          <table:table-cell table:style-name="ce9" office:value-type="string" calcext:value-type="string">
            <text:p>Dérogations espèces protégées délivrées à des fins de recherche, à but scientifique, à des fins d'inventaire ou portant autorisations de prélèvements (SNC 4.3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Espèces protégées</text:p>
          </table:table-cell>
          <table:table-cell table:style-name="ce9" office:value-type="string" calcext:value-type="string">
            <text:p>Autres actions relevant de la protection des espèces animales et végétales (hors SNC et hors chasse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Espèces exotiques envahissantes</text:p>
          </table:table-cell>
          <table:table-cell table:style-name="ce9" office:value-type="string" calcext:value-type="string">
            <text:p>Prévenir la propagation sur les territoires métropolitains et ultramarins des espèces exotiques envahissantes (SNC 4.4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Chasse</text:p>
          </table:table-cell>
          <table:table-cell table:style-name="ce9" office:value-type="string" calcext:value-type="string">
            <text:p>Sécurité à la chasse (SNC 4.5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Chasse</text:p>
          </table:table-cell>
          <table:table-cell table:style-name="ce9" office:value-type="string" calcext:value-type="string">
            <text:p>Contrôle du respect des quotas collectifs et des obligations de déclaration de prélèvement de certaines espèces (SNC 4.5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Chasse</text:p>
          </table:table-cell>
          <table:table-cell table:style-name="ce9" office:value-type="string" calcext:value-type="string">
            <text:p>Contrôle des conditions d'exercice ou d'interdiction des chasses traditionnelles (SNC 4.5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Chasse</text:p>
          </table:table-cell>
          <table:table-cell table:style-name="ce9" office:value-type="string" calcext:value-type="string">
            <text:p>Contrôle de l'emploi et du port de grenaille de plomb en zone humide (SNC 4.5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Chasse</text:p>
          </table:table-cell>
          <table:table-cell table:style-name="ce9" office:value-type="string" calcext:value-type="string">
            <text:p>Actions contrôles chasse hors priorités SNC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Pêche</text:p>
          </table:table-cell>
          <table:table-cell table:style-name="ce9" office:value-type="string" calcext:value-type="string">
            <text:p>Actions de contrôle de la pêche (hors SNC)</text:p>
          </table:table-cell>
          <table:table-cell table:style-name="ce19" office:value-type="string" calcext:value-type="string">
            <text:p>Contrôle pêche en eau douce (hors migrateurs amphihalins)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Assurer la protection des espèces animales et végétales</text:p>
          </table:table-cell>
          <table:table-cell table:style-name="ce14" office:value-type="string" calcext:value-type="string">
            <text:p>Pêche</text:p>
          </table:table-cell>
          <table:table-cell table:style-name="ce9" office:value-type="string" calcext:value-type="string">
            <text:p>Actions de contrôle de la pêche (hors SNC)</text:p>
          </table:table-cell>
          <table:table-cell table:style-name="ce19" office:value-type="string" calcext:value-type="string">
            <text:p>Contrôle pêche en eau douce des migrateurs amphihalins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Préservation des milieux aquatiques</text:p>
          </table:table-cell>
          <table:table-cell table:style-name="ce14" office:value-type="string" calcext:value-type="string">
            <text:p>Continuité écologique des cours d'eau (SNC 5.2)</text:p>
          </table:table-cell>
          <table:table-cell table:style-name="ce9" office:value-type="string" calcext:value-type="string">
            <text:p>Assurer la continuité écologique des cours d'eau (SNC 5.2)</text:p>
          </table:table-cell>
          <table:table-cell table:style-name="ce18" office:value-type="string" calcext:value-type="string">
            <text:p>Contrôles administratifs de la conformité des dispositifs de franchissement après travaux et ciblés dans l'action 5.2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Préservation des milieux aquatiques</text:p>
          </table:table-cell>
          <table:table-cell table:style-name="ce14" office:value-type="string" calcext:value-type="string">
            <text:p>Continuité écologique des cours d'eau (SNC 5.2)</text:p>
          </table:table-cell>
          <table:table-cell table:style-name="ce9" office:value-type="string" calcext:value-type="string">
            <text:p>Assurer la continuité écologique des cours d'eau (SNC 5.2)</text:p>
          </table:table-cell>
          <table:table-cell table:style-name="ce18" office:value-type="string" calcext:value-type="string">
            <text:p>Contrôles administratifs de la conformité des dispositifs de restitution du débit minimal après travaux et ciblés dans action 5.2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Préservation des milieux aquatiques</text:p>
          </table:table-cell>
          <table:table-cell table:style-name="ce14" office:value-type="string" calcext:value-type="string">
            <text:p>Continuité écologique des cours d'eau (SNC 5.2)</text:p>
          </table:table-cell>
          <table:table-cell table:style-name="ce9" office:value-type="string" calcext:value-type="string">
            <text:p>Assurer la continuité écologique des cours d'eau (SNC 5.2)</text:p>
          </table:table-cell>
          <table:table-cell table:style-name="ce18" office:value-type="string" calcext:value-type="string">
            <text:p>Contrôles administratifs sur la continuité écologique pour les obstacles à la continuité écologique et ciblés dans l'action 5.2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Préservation des milieux aquatiques</text:p>
          </table:table-cell>
          <table:table-cell table:style-name="ce14" office:value-type="string" calcext:value-type="string">
            <text:p>Continuité écologique des cours d'eau (SNC 5.2)</text:p>
          </table:table-cell>
          <table:table-cell table:style-name="ce9" office:value-type="string" calcext:value-type="string">
            <text:p>Assurer la continuité écologique des cours d'eau (SNC 5.2)</text:p>
          </table:table-cell>
          <table:table-cell table:style-name="ce18" office:value-type="string" calcext:value-type="string">
            <text:p>Contrôles administratifs sur la continuité écologique pour les débits réglementés et ciblés dans l'action 5.2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Préservation des milieux aquatiques</text:p>
          </table:table-cell>
          <table:table-cell table:style-name="ce14" office:value-type="string" calcext:value-type="string">
            <text:p>Continuité écologique des cours d'eau (SNC 5.2)</text:p>
          </table:table-cell>
          <table:table-cell table:style-name="ce9" office:value-type="string" calcext:value-type="string">
            <text:p>Assurer la continuité écologique des cours d'eau (SNC 5.2)</text:p>
          </table:table-cell>
          <table:table-cell table:style-name="ce18" office:value-type="string" calcext:value-type="string">
            <text:p>Contrôles administratifs sur la continuité écologique pour les obstacles à la continuité écologique et non ciblés par l'action 5.2 de la SNC</text:p>
          </table:table-cell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3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Préservation des milieux aquatiques</text:p>
          </table:table-cell>
          <table:table-cell table:style-name="ce14" office:value-type="string" calcext:value-type="string">
            <text:p>Plans d'eau</text:p>
          </table:table-cell>
          <table:table-cell table:style-name="ce9" office:value-type="string" calcext:value-type="string">
            <text:p>Contrôle de la création de nouveaux plans d'eau et des plans d'eaux existants (hors contrôles d'une autorisation environnementale et hors présence d'une espèce protégée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Préservation des milieux aquatiques</text:p>
          </table:table-cell>
          <table:table-cell table:style-name="ce14" office:value-type="string" calcext:value-type="string">
            <text:p>Travaux</text:p>
          </table:table-cell>
          <table:table-cell table:style-name="ce9" office:value-type="string" calcext:value-type="string">
            <text:p>Travaux en cours d'eau et remblais (hors contrôles d'une autorisation environnementale et hors présence d'une espèce portégée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Préservation des milieux aquatiques</text:p>
          </table:table-cell>
          <table:table-cell table:style-name="ce14" office:value-type="string" calcext:value-type="string">
            <text:p>Travaux</text:p>
          </table:table-cell>
          <table:table-cell table:style-name="ce9" office:value-type="string" calcext:value-type="string">
            <text:p>Travaux en zones humides (hors contrôles d'une autorisation environnementale et hors présence d'une espèce protégée 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Espaces protégés et protection des milieux et du cadre de vie</text:p>
          </table:table-cell>
          <table:table-cell table:style-name="ce14" office:value-type="string" calcext:value-type="string">
            <text:p>Contrôles aires protégées (SNC 5.1)</text:p>
          </table:table-cell>
          <table:table-cell table:style-name="ce9" office:value-type="string" calcext:value-type="string">
            <text:p>Réglementations parc national (SNC 5.1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Espaces protégés et protection des milieux et du cadre de vie</text:p>
          </table:table-cell>
          <table:table-cell table:style-name="ce14" office:value-type="string" calcext:value-type="string">
            <text:p>Contrôles aires protégées (SNC 5.1)</text:p>
          </table:table-cell>
          <table:table-cell table:style-name="ce9" office:value-type="string" calcext:value-type="string">
            <text:p>Réglementation réserves naturelles (SNC 5.1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Espaces protégés et protection des milieux et du cadre de vie</text:p>
          </table:table-cell>
          <table:table-cell table:style-name="ce14" office:value-type="string" calcext:value-type="string">
            <text:p>Contrôles aires protégées (SNC 5.1)</text:p>
          </table:table-cell>
          <table:table-cell table:style-name="ce9" office:value-type="string" calcext:value-type="string">
            <text:p>Contrôles APB (SNC 5.1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Espaces protégés et protection des milieux et du cadre de vie</text:p>
          </table:table-cell>
          <table:table-cell table:style-name="ce14" office:value-type="string" calcext:value-type="string">
            <text:p>Contrôles aires protégées (SNC 5.1)</text:p>
          </table:table-cell>
          <table:table-cell table:style-name="ce9" office:value-type="string" calcext:value-type="string">
            <text:p>Contrôles APG (SNC 5.1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style-name="ce6" table:number-columns-repeated="16358"/>
          <table:table-cell table:style-name="ce5" table:number-columns-repeated="4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Espaces protégés et protection des milieux et du cadre de vie</text:p>
          </table:table-cell>
          <table:table-cell table:style-name="ce14" office:value-type="string" calcext:value-type="string">
            <text:p>Contrôles aires protégées (SNC 5.1)</text:p>
          </table:table-cell>
          <table:table-cell table:style-name="ce9" office:value-type="string" calcext:value-type="string">
            <text:p>Terrains conservatoire du littoral (SNC 5.1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number-columns-repeated="2"/>
          <table:table-cell table:style-name="ce5" table:number-columns-repeated="16360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Espaces protégés et protection des milieux et du cadre de vie</text:p>
          </table:table-cell>
          <table:table-cell table:style-name="ce14" office:value-type="string" calcext:value-type="string">
            <text:p>Contrôles aires protégées (SNC 5.1)</text:p>
          </table:table-cell>
          <table:table-cell table:style-name="ce9" office:value-type="string" calcext:value-type="string">
            <text:p>N 2000 Contrôle de l'existence préalable d'une évaluation d'incidence et contrôle des mesures et prescriptions (SNC 5.1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number-columns-repeated="2"/>
          <table:table-cell table:style-name="ce5" table:number-columns-repeated="16360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Espaces protégés et protection des milieux et du cadre de vie</text:p>
          </table:table-cell>
          <table:table-cell table:style-name="ce14" office:value-type="string" calcext:value-type="string">
            <text:p>Contrôles aires protégées (SNC 5.1)</text:p>
          </table:table-cell>
          <table:table-cell table:style-name="ce9" office:value-type="string" calcext:value-type="string">
            <text:p>Autres aires protégées (SNC 5.1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number-columns-repeated="2"/>
          <table:table-cell table:style-name="ce5" table:number-columns-repeated="16360"/>
        </table:table-row>
        <table:table-row table:style-name="ro2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Espaces protégés et protection des milieux et du cadre de vie</text:p>
          </table:table-cell>
          <table:table-cell table:style-name="ce14" office:value-type="string" calcext:value-type="string">
            <text:p>Sites inscrits ou classés (SNC 5.3)</text:p>
          </table:table-cell>
          <table:table-cell table:style-name="ce9" office:value-type="string" calcext:value-type="string">
            <text:p>Assurer la protection des sites inscrits et classés en exerçant la police des sites (SNC 5.3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number-columns-repeated="2"/>
          <table:table-cell table:style-name="ce5" table:number-columns-repeated="16360"/>
        </table:table-row>
        <table:table-row table:style-name="ro4">
          <table:table-cell table:style-name="ce3" office:value-type="string" calcext:value-type="string">
            <text:p>Eau et Nature</text:p>
          </table:table-cell>
          <table:table-cell table:style-name="ce9" office:value-type="string" calcext:value-type="string">
            <text:p>Espaces protégés et protection des milieux et du cadre de vie</text:p>
          </table:table-cell>
          <table:table-cell table:style-name="ce14" office:value-type="string" calcext:value-type="string">
            <text:p>Contrôles espaces protégés et protection des milieux et du cadre de vie (hors SNC)</text:p>
          </table:table-cell>
          <table:table-cell table:style-name="ce9" office:value-type="string" calcext:value-type="string">
            <text:p>Contrôles espaces protégés et protection des milieux et cadre de vie (hors SNC)</text:p>
          </table:table-cell>
          <table:table-cell table:style-name="ce19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5" table:number-columns-repeated="2"/>
          <table:table-cell table:number-columns-repeated="8"/>
          <table:table-cell table:style-name="ce11"/>
          <table:table-cell table:number-columns-repeated="2"/>
          <table:table-cell table:style-name="ce5" table:number-columns-repeated="16360"/>
        </table:table-row>
        <table:table-row table:style-name="ro4">
          <table:table-cell table:style-name="ce4" office:value-type="string" calcext:value-type="string">
            <text:p>Eau et Nature</text:p>
          </table:table-cell>
          <table:table-cell table:style-name="ce10" office:value-type="string" calcext:value-type="string">
            <text:p>Sécurité publique et Prévention des inondations</text:p>
          </table:table-cell>
          <table:table-cell table:style-name="ce15" office:value-type="string" calcext:value-type="string">
            <text:p>Sécurité des ouvrages hydrauliques (SNC 6.1)</text:p>
          </table:table-cell>
          <table:table-cell table:style-name="ce10" office:value-type="string" calcext:value-type="string">
            <text:p>Neutralisation des digues (SNC 6.1)</text:p>
          </table:table-cell>
          <table:table-cell table:style-name="ce20"/>
          <table:table-cell table:style-name="ce5"/>
          <table:table-cell table:style-name="ce22"/>
          <table:table-cell table:number-columns-repeated="2"/>
          <table:table-cell table:style-name="ce22"/>
          <table:table-cell table:style-name="ce23"/>
          <table:table-cell table:style-name="ce22"/>
          <table:table-cell table:style-name="ce5"/>
          <table:table-cell table:number-columns-repeated="8"/>
          <table:table-cell table:style-name="ce11"/>
          <table:table-cell table:number-columns-repeated="2"/>
          <table:table-cell table:style-name="ce5" table:number-columns-repeated="16360"/>
        </table:table-row>
        <table:table-row table:style-name="ro4" table:number-rows-repeated="45">
          <table:table-cell table:style-name="ce5" table:number-columns-repeated="8"/>
          <table:table-cell/>
          <table:table-cell table:style-name="ce5" table:number-columns-repeated="4"/>
          <table:table-cell table:number-columns-repeated="11"/>
          <table:table-cell table:style-name="ce5" table:number-columns-repeated="16360"/>
        </table:table-row>
        <table:table-row table:style-name="ro4" table:number-rows-repeated="57">
          <table:table-cell table:style-name="ce6"/>
          <table:table-cell table:style-name="ce11"/>
          <table:table-cell table:style-name="ce5"/>
          <table:table-cell table:style-name="ce6" table:number-columns-repeated="2"/>
          <table:table-cell table:style-name="ce5"/>
          <table:table-cell table:style-name="ce6"/>
          <table:table-cell table:style-name="ce11"/>
          <table:table-cell/>
          <table:table-cell table:style-name="ce6"/>
          <table:table-cell table:style-name="ce5" table:number-columns-repeated="3"/>
          <table:table-cell table:number-columns-repeated="11"/>
          <table:table-cell table:style-name="ce5" table:number-columns-repeated="16360"/>
        </table:table-row>
        <table:table-row table:style-name="ro4" table:number-rows-repeated="288">
          <table:table-cell table:style-name="ce5"/>
          <table:table-cell table:style-name="ce11"/>
          <table:table-cell table:style-name="ce5" table:number-columns-repeated="5"/>
          <table:table-cell table:style-name="ce11"/>
          <table:table-cell/>
          <table:table-cell table:style-name="ce5" table:number-columns-repeated="4"/>
          <table:table-cell table:number-columns-repeated="11"/>
          <table:table-cell table:style-name="ce5" table:number-columns-repeated="16360"/>
        </table:table-row>
        <table:table-row table:style-name="ro4" table:number-rows-repeated="1047854">
          <table:table-cell table:number-columns-repeated="16384"/>
        </table:table-row>
        <table:table-row table:style-name="ro4" table:number-rows-repeated="279">
          <table:table-cell/>
          <table:table-cell table:style-name="Default"/>
          <table:table-cell table:number-columns-repeated="5"/>
          <table:table-cell table:style-name="Default"/>
          <table:table-cell table:number-columns-repeated="16376"/>
        </table:table-row>
        <table:table-row table:style-name="ro4">
          <table:table-cell/>
          <table:table-cell table:style-name="Default"/>
          <table:table-cell table:number-columns-repeated="5"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DC_20_E_26_N_20_2024" style:display-name="PageStyle_PDC E&amp;N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ophie Degas</meta:initial-creator>
    <dc:creator>MAURIN Aguirre</dc:creator>
    <meta:creation-date>2023-12-21T10:07:24</meta:creation-date>
    <dc:date>2026-03-09T15:36:35</dc:date>
    <meta:generator>LibreOffice/24.2.3.2$Windows_X86_64 LibreOffice_project/433d9c2ded56988e8a90e6b2e771ee4e6a5ab2ba</meta:generator>
    <meta:document-statistic meta:table-count="1" meta:cell-count="229" meta:object-count="0"/>
    <meta:user-defined meta:name="AppVersion">16.0300</meta:user-defined>
  </office:meta>
</office:document-meta>
</file>